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5">
            <text:p>AAR-5755</text:p>
          </table:table-cell>
          <table:table-cell office:value-type="float" office:value="80.147">
            <text:p>80.147</text:p>
          </table:table-cell>
          <table:table-cell office:value-type="float" office:value="-64.337">
            <text:p>-64.337</text:p>
          </table:table-cell>
          <table:table-cell office:value-type="float" office:value="5165.0">
            <text:p>516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7">
            <text:p>AAR-5757</text:p>
          </table:table-cell>
          <table:table-cell office:value-type="float" office:value="80.21">
            <text:p>80.21</text:p>
          </table:table-cell>
          <table:table-cell office:value-type="float" office:value="-67.198">
            <text:p>-67.198</text:p>
          </table:table-cell>
          <table:table-cell office:value-type="float" office:value="7570.0">
            <text:p>7570.0</text:p>
          </table:table-cell>
          <table:table-cell office:value-type="float" office:value="65.0">
            <text:p>6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7.0">
            <text:p>67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8">
            <text:p>AAR-5758</text:p>
          </table:table-cell>
          <table:table-cell office:value-type="float" office:value="80.4">
            <text:p>80.4</text:p>
          </table:table-cell>
          <table:table-cell office:value-type="float" office:value="-66.97">
            <text:p>-66.97</text:p>
          </table:table-cell>
          <table:table-cell office:value-type="float" office:value="7090.0">
            <text:p>7090.0</text:p>
          </table:table-cell>
          <table:table-cell office:value-type="float" office:value="80.0">
            <text:p>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9.600000000000001">
            <text:p>9.600000000000001</text:p>
          </table:table-cell>
          <table:table-cell office:value-type="float" office:value="9.600000000000001">
            <text:p>9.6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9">
            <text:p>AAR-5759</text:p>
          </table:table-cell>
          <table:table-cell office:value-type="float" office:value="80.097">
            <text:p>80.097</text:p>
          </table:table-cell>
          <table:table-cell office:value-type="float" office:value="-64.657">
            <text:p>-64.657</text:p>
          </table:table-cell>
          <table:table-cell office:value-type="float" office:value="6410.0">
            <text:p>641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9.8">
            <text:p>9.8</text:p>
          </table:table-cell>
          <table:table-cell office:value-type="float" office:value="9.8">
            <text:p>9.8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0">
            <text:p>AAR-5760</text:p>
          </table:table-cell>
          <table:table-cell office:value-type="float" office:value="80.312">
            <text:p>80.312</text:p>
          </table:table-cell>
          <table:table-cell office:value-type="float" office:value="-67.393">
            <text:p>-67.393</text:p>
          </table:table-cell>
          <table:table-cell office:value-type="float" office:value="7580.0">
            <text:p>758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6.0">
            <text:p>5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GSC-2370">
            <text:p>GSC-2370</text:p>
          </table:table-cell>
          <table:table-cell office:value-type="float" office:value="79.9">
            <text:p>79.9</text:p>
          </table:table-cell>
          <table:table-cell office:value-type="float" office:value="-63.967">
            <text:p>-63.967</text:p>
          </table:table-cell>
          <table:table-cell office:value-type="float" office:value="6800.0">
            <text:p>680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7,McNeelyBrennan2005,Blake1987">
            <text:p>Weidick1977,McNeelyBrennan2005,Blake1987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1">
            <text:p>AAR-5761</text:p>
          </table:table-cell>
          <table:table-cell office:value-type="float" office:value="80.358">
            <text:p>80.358</text:p>
          </table:table-cell>
          <table:table-cell office:value-type="float" office:value="-67.312">
            <text:p>-67.312</text:p>
          </table:table-cell>
          <table:table-cell office:value-type="float" office:value="6890.0">
            <text:p>6890.0</text:p>
          </table:table-cell>
          <table:table-cell office:value-type="float" office:value="60.0">
            <text:p>60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6">
            <text:p>AAR-5766</text:p>
          </table:table-cell>
          <table:table-cell office:value-type="float" office:value="79.925">
            <text:p>79.925</text:p>
          </table:table-cell>
          <table:table-cell office:value-type="float" office:value="-64.072">
            <text:p>-64.072</text:p>
          </table:table-cell>
          <table:table-cell office:value-type="float" office:value="6870.0">
            <text:p>687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7">
            <text:p>AAR-5767</text:p>
          </table:table-cell>
          <table:table-cell office:value-type="float" office:value="79.927">
            <text:p>79.927</text:p>
          </table:table-cell>
          <table:table-cell office:value-type="float" office:value="-64.205">
            <text:p>-64.205</text:p>
          </table:table-cell>
          <table:table-cell office:value-type="float" office:value="5455.0">
            <text:p>5455.0</text:p>
          </table:table-cell>
          <table:table-cell office:value-type="float" office:value="50.0">
            <text:p>5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70">
            <text:p>AAR-5770</text:p>
          </table:table-cell>
          <table:table-cell office:value-type="float" office:value="80.408">
            <text:p>80.408</text:p>
          </table:table-cell>
          <table:table-cell office:value-type="float" office:value="-67.01">
            <text:p>-67.01</text:p>
          </table:table-cell>
          <table:table-cell office:value-type="float" office:value="3640.0">
            <text:p>3640.0</text:p>
          </table:table-cell>
          <table:table-cell office:value-type="float" office:value="80.0">
            <text:p>80.0</text:p>
          </table:table-cell>
          <table:table-cell office:value-type="string" office:value="Dryas integrifoli a">
            <text:p>Dryas integrifoli 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5">
            <text:p>AAR-5765</text:p>
          </table:table-cell>
          <table:table-cell office:value-type="float" office:value="79.92">
            <text:p>79.92</text:p>
          </table:table-cell>
          <table:table-cell office:value-type="float" office:value="-63.84">
            <text:p>-63.84</text:p>
          </table:table-cell>
          <table:table-cell office:value-type="float" office:value="4330.0">
            <text:p>433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6676">
            <text:p>AAR-6676</text:p>
          </table:table-cell>
          <table:table-cell office:value-type="float" office:value="79.928">
            <text:p>79.928</text:p>
          </table:table-cell>
          <table:table-cell office:value-type="float" office:value="-64.163">
            <text:p>-64.163</text:p>
          </table:table-cell>
          <table:table-cell office:value-type="float" office:value="6400.0">
            <text:p>6400.0</text:p>
          </table:table-cell>
          <table:table-cell office:value-type="float" office:value="100.0">
            <text:p>100.0</text:p>
          </table:table-cell>
          <table:table-cell office:value-type="string" office:value="Hiatellaarctica">
            <text:p>Hiatella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6677">
            <text:p>AAR-6677</text:p>
          </table:table-cell>
          <table:table-cell office:value-type="float" office:value="79.908">
            <text:p>79.908</text:p>
          </table:table-cell>
          <table:table-cell office:value-type="float" office:value="-64.037">
            <text:p>-64.037</text:p>
          </table:table-cell>
          <table:table-cell office:value-type="float" office:value="1245.0">
            <text:p>1245.0</text:p>
          </table:table-cell>
          <table:table-cell office:value-type="float" office:value="45.0">
            <text:p>4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3">
            <text:p>AAR-5763</text:p>
          </table:table-cell>
          <table:table-cell office:value-type="float" office:value="79.928">
            <text:p>79.928</text:p>
          </table:table-cell>
          <table:table-cell office:value-type="float" office:value="-64.163">
            <text:p>-64.163</text:p>
          </table:table-cell>
          <table:table-cell office:value-type="float" office:value="6555.0">
            <text:p>6555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6.0">
            <text:p>36.0</text:p>
          </table:table-cell>
          <table:table-cell office:value-type="float" office:value="7.2">
            <text:p>7.2</text:p>
          </table:table-cell>
          <table:table-cell office:value-type="float" office:value="7.2">
            <text:p>7.2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4">
            <text:p>AAR-5764</text:p>
          </table:table-cell>
          <table:table-cell office:value-type="float" office:value="79.923">
            <text:p>79.923</text:p>
          </table:table-cell>
          <table:table-cell office:value-type="float" office:value="-63.973">
            <text:p>-63.973</text:p>
          </table:table-cell>
          <table:table-cell office:value-type="float" office:value="1355.0">
            <text:p>1355.0</text:p>
          </table:table-cell>
          <table:table-cell office:value-type="float" office:value="40.0">
            <text:p>4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Kangerluarsuk_Cass_Fjord">
            <text:p>Kangerluarsuk_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2">
            <text:p>AAR-5762</text:p>
          </table:table-cell>
          <table:table-cell office:value-type="float" office:value="79.942">
            <text:p>79.942</text:p>
          </table:table-cell>
          <table:table-cell office:value-type="float" office:value="-64.285">
            <text:p>-64.285</text:p>
          </table:table-cell>
          <table:table-cell office:value-type="float" office:value="7240.0">
            <text:p>7240.0</text:p>
          </table:table-cell>
          <table:table-cell office:value-type="float" office:value="65.0">
            <text:p>6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Bennike2002">
            <text:p>Bennike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